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ntrega proyecto etiquetas semánticas en figma.</text:p>
      <text:p text:style-name="P1">Nombre: José Alejandro Cué Medina.</text:p>
      <text:p text:style-name="P1">E-mail: <text:a xlink:type="simple" xlink:href="mailto:alejcue@gmail.com" text:style-name="Internet_20_link" text:visited-style-name="Visited_20_Internet_20_Link">alejcue@gmail.com</text:a></text:p>
      <text:p text:style-name="P1"/>
      <text:p text:style-name="P1">Buenas tardes Bienvenido, adjunto link de la tarea 6.1 hecha a través de Figma.</text:p>
      <text:p text:style-name="P1">Un saludo.</text:p>
      <text:p text:style-name="P1"/>
      <text:p text:style-name="P1">Link del proyecto: </text:p>
      <text:p text:style-name="P1"/>
      <text:p text:style-name="P1">https://drive.google.com/file/d/1dcOhu-neqXTkI91KeuJPyK4_wGnz-mwt/view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Cué Medina</meta:initial-creator>
    <meta:creation-date>2025-05-12T14:27:58.94</meta:creation-date>
    <meta:document-statistic meta:table-count="0" meta:image-count="0" meta:object-count="0" meta:page-count="1" meta:paragraph-count="7" meta:word-count="33" meta:character-count="296"/>
    <dc:date>2025-05-12T14:31:49.86</dc:date>
    <dc:creator>Alejandro Cué Medina</dc:creator>
    <meta:editing-duration>PT3M51S</meta:editing-duration>
    <meta:editing-cycles>1</meta:editing-cycles>
    <meta:generator>OpenOffice/4.1.15$Win32 OpenOffice.org_project/4115m2$Build-9813</meta:generator>
  </office:meta>
</office:document-meta>
</file>